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b35" officeooo:paragraph-rsid="00197b35"/>
    </style:style>
    <style:style style:name="P2" style:family="paragraph" style:parent-style-name="Standard">
      <style:text-properties fo:font-size="18pt" officeooo:rsid="00197b35" officeooo:paragraph-rsid="00197b35" style:font-size-asian="18pt" style:font-size-complex="18pt"/>
    </style:style>
    <style:style style:name="P3" style:family="paragraph" style:parent-style-name="Standard">
      <style:text-properties fo:font-size="18pt" officeooo:rsid="00197b35" officeooo:paragraph-rsid="00197b35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7b35" style:font-size-asian="18pt" style:font-size-complex="18pt"/>
    </style:style>
    <style:style style:name="T3" style:family="text">
      <style:text-properties officeooo:rsid="001bde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APP</text:p>
      <text:p text:style-name="P2">--HomePage</text:p>
      <text:p text:style-name="P2"><text:tab/><text:tab/>---Topbar</text:p>
      <text:p text:style-name="P2"><text:tab/><text:tab/>---Slidebar</text:p>
      <text:p text:style-name="P2"><text:tab/><text:tab/>---Slideshow</text:p>
      <text:p text:style-name="P2"><text:tab/><text:tab/>---Categories</text:p>
      <text:p text:style-name="P2"><text:tab/><text:tab/>----<text:span text:style-name="T3">Category</text:span></text:p>
      <text:p text:style-name="P2"><text:tab/><text:tab/>---Footer</text:p>
      <text:p text:style-name="P2"><text:tab/>--SearchPage</text:p>
      <text:p text:style-name="P2"><text:tab/>--CartPage</text:p>
      <text:p text:style-name="P2"><text:tab/>--WishlistPage</text:p>
      <text:p text:style-name="P2"><text:tab/>--OrdersPage</text:p>
      <text:p text:style-name="P2"><text:tab/>--NewsPage</text:p>
      <text:p text:style-name="P2"><text:tab/>--NotificationsPage</text:p>
      <text:p text:style-name="P2"><text:tab/>--GuidPage</text:p>
      <text:p text:style-name="P2"><text:tab/>--SettingsPage</text:p>
      <text:p text:style-name="P2"><text:tab/>--RattingPage</text:p>
      <text:p text:style-name="P2"><text:tab/>--AboutPage</text:p>
      <text:p text:style-name="P2"><text:tab/>--CategoryPage</text:p>
      <text:p text:style-name="P1"><text:span text:style-name="T2"><text:tab/>--P</text:span><text:span text:style-name="T1">roductDetailsPage</text:span></text:p>
      <text:p text:style-name="P2"><text:tab/></text:p>
      <text:p text:style-name="P2"><text:tab/></text:p>
      <text:p text:style-name="P2"><text:tab/>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0:33:19.180220057</meta:creation-date>
    <dc:date>2021-09-07T21:49:15.602163634</dc:date>
    <meta:editing-duration>PT2H38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39" meta:character-count="267" meta:non-whitespace-character-count="239"/>
  </office:meta>
</office:document-meta>
</file>